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officeooo:rsid="00163162" officeooo:paragraph-rsid="00163162"/>
    </style:style>
    <style:style style:name="P2" style:family="paragraph" style:parent-style-name="Standard">
      <style:text-properties style:font-name="Meslo LG M for Powerline" officeooo:rsid="00163162" officeooo:paragraph-rsid="00184cc0"/>
    </style:style>
    <style:style style:name="P3" style:family="paragraph" style:parent-style-name="Standard">
      <style:text-properties style:font-name="Meslo LG M for Powerline" officeooo:rsid="001771e4" officeooo:paragraph-rsid="001771e4"/>
    </style:style>
    <style:style style:name="P4" style:family="paragraph" style:parent-style-name="Standard">
      <style:text-properties style:font-name="Meslo LG M for Powerline" style:text-underline-style="none" officeooo:rsid="00184cc0" officeooo:paragraph-rsid="00184cc0"/>
    </style:style>
    <style:style style:name="P5" style:family="paragraph" style:parent-style-name="Standard">
      <style:text-properties style:font-name="Meslo LG M for Powerline" style:text-underline-style="none" officeooo:rsid="00184cc0" officeooo:paragraph-rsid="00184cc0"/>
    </style:style>
    <style:style style:name="P6" style:family="paragraph" style:parent-style-name="Standard">
      <style:text-properties style:font-name="Meslo LG M for Powerline" style:text-underline-style="none" officeooo:rsid="00184cc0" officeooo:paragraph-rsid="0031f07c"/>
    </style:style>
    <style:style style:name="P7" style:family="paragraph" style:parent-style-name="Standard">
      <style:text-properties style:font-name="Meslo LG M for Powerline" style:text-underline-style="none" officeooo:rsid="002a11f1" officeooo:paragraph-rsid="002a11f1"/>
    </style:style>
    <style:style style:name="P8" style:family="paragraph" style:parent-style-name="Standard">
      <style:text-properties style:font-name="Meslo LG M for Powerline" style:text-underline-style="none" officeooo:rsid="0030936a" officeooo:paragraph-rsid="0030936a"/>
    </style:style>
    <style:style style:name="P9" style:family="paragraph" style:parent-style-name="Standard">
      <style:text-properties style:font-name="Meslo LG M for Powerline" style:text-underline-style="none" officeooo:rsid="00338403" officeooo:paragraph-rsid="00338403"/>
    </style:style>
    <style:style style:name="P10" style:family="paragraph" style:parent-style-name="Standard">
      <style:text-properties style:font-name="Meslo LG M for Powerline" style:text-underline-style="none" officeooo:rsid="0034fafa" officeooo:paragraph-rsid="0034fafa"/>
    </style:style>
    <style:style style:name="T1" style:family="text">
      <style:text-properties officeooo:rsid="0028fc1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af375"/>
    </style:style>
    <style:style style:name="T4" style:family="text">
      <style:text-properties officeooo:rsid="002c5c25"/>
    </style:style>
    <style:style style:name="T5" style:family="text">
      <style:text-properties officeooo:rsid="002d8fa4"/>
    </style:style>
    <style:style style:name="T6" style:family="text">
      <style:text-properties officeooo:rsid="002e3216"/>
    </style:style>
    <style:style style:name="T7" style:family="text">
      <style:text-properties officeooo:rsid="002e55e3"/>
    </style:style>
    <style:style style:name="T8" style:family="text">
      <style:text-properties officeooo:rsid="002ea76d"/>
    </style:style>
    <style:style style:name="T9" style:family="text">
      <style:text-properties officeooo:rsid="00300e0b"/>
    </style:style>
    <style:style style:name="T10" style:family="text">
      <style:text-properties officeooo:rsid="0030936a"/>
    </style:style>
    <style:style style:name="T11" style:family="text">
      <style:text-properties officeooo:rsid="0031f07c"/>
    </style:style>
    <style:style style:name="T12" style:family="text">
      <style:text-properties officeooo:rsid="00343a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45: Asincronía y el Event Loop </text:p>
      <text:p text:style-name="P4"/>
      <text:p text:style-name="P4">Procesamiento Single Thread y Multi Thread:</text:p>
      <text:p text:style-name="P4"/>
      <text:p text:style-name="P1">-JS es un lenguaje single thread.</text:p>
      <text:p text:style-name="P1">-JS trabaja sobre un modeelo asincrono y no bloqueante y tiene un loop de eventos del tipo single thread (entrada y salida).</text:p>
      <text:p text:style-name="P3"/>
      <text:p text:style-name="P3"/>
      <text:p text:style-name="P4">Operaciones de CPU y Operaciones de IO:</text:p>
      <text:p text:style-name="P4">-<text:span text:style-name="T1">Las op de CPU son aquellas que consumen los procesos de nuestra CPU.</text:span></text:p>
      <text:p text:style-name="P7">-Las op ‘Input/Output’ son aquellas que esperan la petición del recurso que solicitaron, como por ejemplo: un formulario.</text:p>
      <text:p text:style-name="P4">-<text:span text:style-name="T3">En JS se pueden ejecutar ambas, pero en la mayoría de los casos JS va a hacer operaciones de IO.</text:span></text:p>
      <text:p text:style-name="P4"/>
      <text:p text:style-name="P4"/>
      <text:p text:style-name="P4">Operaciones Concurrentes y Paralelas:</text:p>
      <text:p text:style-name="P4">-<text:span text:style-name="T4">Concurrencia: Cuando dos o más tareas ‘</text:span><text:span text:style-name="T5">progresan’ </text:span><text:span text:style-name="T6">simultáneamente</text:span><text:span text:style-name="T5">, es decir, </text:span><text:span text:style-name="T4">se ejecutan al mismo tiempo y avanzan </text:span><text:span text:style-name="T6">simultáneamente. </text:span><text:span text:style-name="T7">(JUNTAS).</text:span></text:p>
      <text:p text:style-name="P4">-<text:span text:style-name="T5">Paralelismo: Cuando dos o más tareas se ejecutan dos tareas al mismo tiempo.</text:span></text:p>
      <text:p text:style-name="P4"/>
      <text:p text:style-name="P4"/>
      <text:p text:style-name="P4">Operaciones Bloqueantes y No Bloqueantes:</text:p>
      <text:p text:style-name="P4">-<text:span text:style-name="T8">Bloqueantes: Son operaciones que no devuelven el control a la app hasta que haya terminado de completar toda su tarea. (Puedo hacer una pequeña relación con las ventanas modales de los formularios en C#, ya que <text:s/>está es del tipo ‘bloqueante’).</text:span></text:p>
      <text:p text:style-name="P4">-<text:span text:style-name="T9">No Bloqueantes: </text:span><text:span text:style-name="T10">Son operaciones es lo contrario a las bloqueantes, no importan si terminaron o no las tareas.</text:span></text:p>
      <text:p text:style-name="P4"/>
      <text:p text:style-name="P4"/>
      <text:p text:style-name="P4">Operaciones Síncronicas y Asíncronas:</text:p>
      <text:p text:style-name="P8">Tienen que ver a cuándo tendrá lugar la respuesta. (presente, pasado y futuro)</text:p>
      <text:p text:style-name="P4">-<text:span text:style-name="T10">Sincronas: La respuesta sucede en el presente, en el tiempo inmediato. (Espera el resultado en el tiempo presente).</text:span></text:p>
      <text:p text:style-name="P6">-<text:span text:style-name="T10">Asincron</text:span><text:span text:style-name="T12">as</text:span><text:span text:style-name="T10">: La respuesta no espera el resultado, es por eso que suelta el control y se lo regresa al thread principal </text:span><text:span text:style-name="T11">(Se ejecuta pero no sabe cuando vuelve la respuesta)</text:span><text:span text:style-name="T10">.</text:span></text:p>
      <text:p text:style-name="P6"/>
      <text:p text:style-name="P9"><text:soft-page-break/>En JavaScript vamos a tener 2 tipos de códigos:</text:p>
      <text:p text:style-name="P9">-Código Síncrono Bloqueante.</text:p>
      <text:p text:style-name="P9">-Código Asíncrono No Bloqueante.</text:p>
      <text:p text:style-name="P9"/>
      <text:p text:style-name="P10"><text:tab/><text:tab/><text:tab/><text:tab/><text:tab/><text:tab/><text:span text:style-name="T2">CONCLUSIÓN</text:span>:</text:p>
      <text:p text:style-name="P10">JavaScript usa un modelo asíncrono y no bloqueante, con un loop de eventos implementado en un sólo thread para operaciones de I/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4:03:04.373933239</meta:creation-date>
    <dc:date>2020-08-14T18:08:07.021608849</dc:date>
    <meta:editing-duration>PT2H31M38S</meta:editing-duration>
    <meta:editing-cycles>19</meta:editing-cycles>
    <meta:generator>LibreOffice/6.4.4.2$Linux_X86_64 LibreOffice_project/40$Build-2</meta:generator>
    <meta:document-statistic meta:table-count="0" meta:image-count="0" meta:object-count="0" meta:page-count="2" meta:paragraph-count="23" meta:word-count="303" meta:character-count="1871" meta:non-whitespace-character-count="1583"/>
  </office:meta>
</office:document-meta>
</file>